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3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4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.A6" style:family="table-cell">
      <style:table-cell-properties fo:background-color="#bfbfbf" fo:padding-left="0.191cm" fo:padding-right="0.191cm" fo:padding-top="0cm" fo:padding-bottom="0cm" fo:border-left="0.035cm solid #000000" fo:border-right="none" fo:border-top="none" fo:border-bottom="0.018cm solid #000000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18cm solid #000000"/>
    </style:style>
    <style:style style:name="Tabela5" style:family="table">
      <style:table-properties style:width="14.949cm" fo:margin-left="1.258cm" table:align="left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C1" style:family="table-cell">
      <style:table-cell-properties fo:padding-left="0.191cm" fo:padding-right="0.191cm" fo:padding-top="0cm" fo:padding-bottom="0cm" fo:border="0.018cm solid #000000"/>
    </style:style>
    <style:style style:name="Tabela8" style:family="table">
      <style:table-properties style:width="15.055cm" fo:margin-left="1.175cm" table:align="left"/>
    </style:style>
    <style:style style:name="Tabela8.A" style:family="table-column">
      <style:table-column-properties style:column-width="4.498cm"/>
    </style:style>
    <style:style style:name="Tabela8.B" style:family="table-column">
      <style:table-column-properties style:column-width="5.662cm"/>
    </style:style>
    <style:style style:name="Tabela8.C" style:family="table-column">
      <style:table-column-properties style:column-width="4.895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C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6.C1" style:family="table-cell">
      <style:table-cell-properties fo:padding-left="0.191cm" fo:padding-right="0.191cm" fo:padding-top="0cm" fo:padding-bottom="0cm" fo:border="0.018cm solid #000000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6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018cm solid #000000"/>
    </style:style>
    <style:style style:name="Tabela7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</style:style>
    <style:style style:name="P20" style:family="paragraph" style:parent-style-name="Standard">
      <style:paragraph-properties fo:text-align="end" style:justify-single-word="false" style:snap-to-layout-grid="false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4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25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26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27" style:family="paragraph" style:parent-style-name="InfoBlue">
      <style:text-properties fo:language="pt" fo:country="BR"/>
    </style:style>
    <style:style style:name="P28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29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0" style:family="paragraph" style:parent-style-name="Text_20_body">
      <style:text-properties fo:language="pt" fo:country="BR"/>
    </style:style>
    <style:style style:name="P31" style:family="paragraph" style:parent-style-name="Heading_20_2">
      <style:paragraph-properties fo:margin-left="1.27cm" fo:margin-right="0cm" fo:text-indent="-1.27cm" style:auto-text-indent="false"/>
    </style:style>
    <style:style style:name="P32" style:family="paragraph" style:parent-style-name="Heading_20_1" style:list-style-name=""/>
    <style:style style:name="P33" style:family="paragraph" style:parent-style-name="Heading_20_1">
      <style:paragraph-properties fo:margin-left="1.27cm" fo:margin-right="0cm" fo:text-indent="-1.27cm" style:auto-text-indent="false"/>
    </style:style>
    <style:style style:name="P34" style:family="paragraph" style:parent-style-name="Text_20_body" style:list-style-name="L1">
      <style:paragraph-properties fo:margin-left="0cm" fo:margin-right="0cm" fo:text-indent="0cm" style:auto-text-indent="false"/>
    </style:style>
    <style:style style:name="P35" style:family="paragraph" style:parent-style-name="Text_20_body" style:list-style-name="L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6" style:family="paragraph" style:parent-style-name="Text_20_body" style:list-style-name="L4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7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303623224" text:id="ct3036232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3328" text:id="ct3036233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3432" text:id="ct3036234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3536" text:id="ct3036235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3640" text:id="ct3036236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3744" text:id="ct3036237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3848" text:id="ct3036238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3952" text:id="ct3036239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4056" text:id="ct3036240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4160" text:id="ct3036241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4264" text:id="ct3036242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4368" text:id="ct3036243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4472" text:id="ct3036244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4576" text:id="ct3036245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4680" text:id="ct3036246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4784" text:id="ct3036247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4888" text:id="ct3036248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4992" text:id="ct3036249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5096" text:id="ct3036250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5200" text:id="ct303625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5304" text:id="ct3036253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5408" text:id="ct3036254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5512" text:id="ct3036255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5616" text:id="ct3036256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5720" text:id="ct3036257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5824" text:id="ct3036258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5928" text:id="ct3036259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6032" text:id="ct3036260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6136" text:id="ct3036261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6240" text:id="ct3036262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6344" text:id="ct3036263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6448" text:id="ct3036264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6552" text:id="ct3036265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6656" text:id="ct3036266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6864" text:id="ct3036268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6968" text:id="ct3036269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7072" text:id="ct3036270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7176" text:id="ct3036271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7280" text:id="ct3036272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7384" text:id="ct3036273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7592" text:id="ct303627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7696" text:id="ct3036276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7800" text:id="ct3036278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7904" text:id="ct3036279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8008" text:id="ct3036280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8112" text:id="ct3036281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8216" text:id="ct3036282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8320" text:id="ct3036283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8424" text:id="ct3036284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8528" text:id="ct3036285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8632" text:id="ct3036286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8736" text:id="ct3036287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8840" text:id="ct3036288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8944" text:id="ct3036289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9048" text:id="ct3036290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9152" text:id="ct3036291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9256" text:id="ct3036292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9360" text:id="ct3036293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9464" text:id="ct3036294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9568" text:id="ct3036295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9672" text:id="ct3036296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9776" text:id="ct3036297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9880" text:id="ct3036298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29984" text:id="ct3036299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30088" text:id="ct3036300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30192" text:id="ct3036301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30296" text:id="ct3036302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30400" text:id="ct3036304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30504" text:id="ct3036305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30608" text:id="ct3036306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303630712" text:id="ct303630712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39345917" text:style-name="L1">
                    <text:list-header>
                      <text:p text:style-name="P34">- Considerar como validar dados offline – dificuldade do uso do sistema por fazendas que tem conexão problemática (Sistema futuro).</text:p>
                      <text:p text:style-name="P34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5">Para cada bem patrimonial podem ser associadas palavras que o caracterizam e s<text:span text:style-name="T12">ão usadas para sumarizar o bem. Exemplo: xícara, porcelana, império. </text:span></text:p>
      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7">Importante:</text:p>
                  <text:p text:style-name="P15">- Verificar o grupo 11 do PDI.</text:p>
                  <text:list xml:id="list39331269" text:style-name="L2">
                    <text:list-header>
                      <text:p text:style-name="P35">- Sinônimo: livre escolha do catalogador.</text:p>
                      <text:p text:style-name="P35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eto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Memória Virtual</text:p>
      <text:p text:style-name="Standard">Documento de Visão</text:p>
      <text:p text:style-name="P21"/>
      <text:h text:style-name="P32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4">Afeta</text:p>
          </table:table-cell>
          <table:table-cell table:style-name="Tabela3.B2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5">O impacto do problema é</text:p>
          </table:table-cell>
          <table:table-cell table:style-name="Tabela3.B2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26">Uma solução possível é</text:p>
          </table:table-cell>
          <table:table-cell table:style-name="Tabela3.B2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4">Quem</text:p>
          </table:table-cell>
          <table:table-cell table:style-name="Tabela4.B2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4">O Memória Virtual</text:p>
          </table:table-cell>
          <table:table-cell table:style-name="Tabela4.B2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4">Que</text:p>
          </table:table-cell>
          <table:table-cell table:style-name="Tabela4.B2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4">Diferente de</text:p>
          </table:table-cell>
          <table:table-cell table:style-name="Tabela4.B2" office:value-type="string">
            <text:p text:style-name="P21">Greenstone e os projetos da OSS2lib.</text:p>
          </table:table-cell>
        </table:table-row>
        <table:table-row>
          <table:table-cell table:style-name="Tabela4.A6" office:value-type="string">
            <text:p text:style-name="P24">Nosso produto</text:p>
          </table:table-cell>
          <table:table-cell table:style-name="Tabela4.B6" office:value-type="string">
            <text:p text:style-name="P21">Possui funcionalidades e bases de dados diferenciadas, ou seja, o Sistema Memória Virtual permite o armazenamento de <text:span text:style-name="T5">quaisquer</text:span> registros históricos entre os quais podemos citar, livros, artefatos de museu, receitas típicas, plantas, entre outros.</text:p>
          </table:table-cell>
        </table:table-row>
      </table:table>
      <text:p text:style-name="P27"/>
      <text:h text:style-name="Heading_20_1" text:outline-level="1">Caracterização dos Interessados</text:h>
      <text:h text:style-name="P31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2">Nome</text:p>
            </table:table-cell>
            <table:table-cell table:style-name="Tabela5.A1" office:value-type="string">
              <text:p text:style-name="P22">Descrição</text:p>
            </table:table-cell>
            <table:table-cell table:style-name="Tabela5.C1" office:value-type="string">
              <text:p text:style-name="P22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28"/>
          </table:table-cell>
          <table:table-cell table:style-name="Tabela5.C1" office:value-type="string">
            <text:p text:style-name="P29">Definir as necessidades que o Sitema deve atender, bem como as informações que deverão ser mantidas pelo mesmo.</text:p>
          </table:table-cell>
        </table:table-row>
      </table:table>
      <text:p text:style-name="P30"/>
      <text:h text:style-name="P31" text:outline-level="2"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8"><text:soft-page-break/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3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8"/>
      <text:p text:style-name="P9"/>
      <text:h text:style-name="P33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change-start text:change-id="ct303623224"/><text:span text:style-name="Fonte_20_parág._20_padrão"><text:span text:style-name="T5">Necessidade</text:span></text:span><text:change-end text:change-id="ct303623224"/></text:p>
          </table:table-cell>
          <table:table-cell table:style-name="Tabela6.A1" office:value-type="string">
            <text:p text:style-name="P12"><text:change-start text:change-id="ct303623328"/>Funcionalidades<text:change-end text:change-id="ct303623328"/></text:p>
          </table:table-cell>
          <table:table-cell table:style-name="Tabela6.C1" office:value-type="string">
            <text:p text:style-name="P12"><text:change-start text:change-id="ct303623432"/>Caso de uso<text:change-end text:change-id="ct303623432"/></text:p>
          </table:table-cell>
        </table:table-row>
        <table:table-row table:style-name="Tabela6.2">
          <table:table-cell table:style-name="Tabela6.A1" office:value-type="string">
            <text:p text:style-name="P13"><text:change-start text:change-id="ct303623536"/>Enviar Convite<text:change-end text:change-id="ct303623536"/></text:p>
          </table:table-cell>
          <table:table-cell table:style-name="Tabela6.A1" office:value-type="string">
            <text:p text:style-name="P11"><text:change-start text:change-id="ct303623640"/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text:change-end text:change-id="ct303623640"/></text:p>
          </table:table-cell>
          <table:table-cell table:style-name="Tabela6.C1" office:value-type="string">
            <text:p text:style-name="P11"><text:change-start text:change-id="ct303623744"/>CDU <text:change-end text:change-id="ct303623744"/>01</text:p>
          </table:table-cell>
        </table:table-row>
        <table:table-row>
          <table:table-cell table:style-name="Tabela6.A1" office:value-type="string">
            <text:p text:style-name="P10"><text:change-start text:change-id="ct303623848"/>Cadastramento de usuário<text:change-end text:change-id="ct303623848"/></text:p>
          </table:table-cell>
          <table:table-cell table:style-name="Tabela6.A1" office:value-type="string">
            <text:p text:style-name="P10"><text:change-start text:change-id="ct303623952"/>Para dar continuidade ao processo de cadastro o novo usuário deve aceitar o convite previamente enviado em seu e-mail, preencher os dados solicitados pelo sistema e clicar em Salvar.<text:change-end text:change-id="ct303623952"/></text:p>
          </table:table-cell>
          <table:table-cell table:style-name="Tabela6.C1" office:value-type="string">
            <text:p text:style-name="P8"><text:change-start text:change-id="ct303624056"/>CDU <text:change-end text:change-id="ct303624056"/>02</text:p>
          </table:table-cell>
        </table:table-row>
        <table:table-row>
          <table:table-cell table:style-name="Tabela6.A4" office:value-type="string">
            <text:p text:style-name="P8"><text:change-start text:change-id="ct303624160"/>Exclusão de Usuário<text:change-end text:change-id="ct303624160"/></text:p>
          </table:table-cell>
          <table:table-cell table:style-name="Tabela6.A4" office:value-type="string">
            <text:p text:style-name="P8"><text:change-start text:change-id="ct303624264"/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span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text:change-end text:change-id="ct303624264"/></text:p>
          </table:table-cell>
          <table:table-cell table:style-name="Tabela6.C4" office:value-type="string">
            <text:p text:style-name="P8"><text:change-start text:change-id="ct303624368"/>CDU <text:change-end text:change-id="ct303624368"/>03</text:p>
          </table:table-cell>
        </table:table-row>
        <table:table-row>
          <table:table-cell table:style-name="Tabela6.A4" office:value-type="string">
            <text:p text:style-name="P8"><text:change-start text:change-id="ct303624472"/>Editar Dados Próprios<text:change-end text:change-id="ct303624472"/></text:p>
          </table:table-cell>
          <table:table-cell table:style-name="Tabela6.A4" office:value-type="string">
            <text:p text:style-name="P10"><text:change-start text:change-id="ct303624576"/>Qualquer usuário pode alterar os dados do seu cadastro, com exceção do seu nível de acesso (Administrador, Gerente, Revisor, Catalogador) e do status (Ativo, Inativo) do seu cadastro.<text:change-end text:change-id="ct303624576"/></text:p>
          </table:table-cell>
          <table:table-cell table:style-name="Tabela6.C4" office:value-type="string">
            <text:p text:style-name="P8"><text:change-start text:change-id="ct303624680"/>CDU<text:change-end text:change-id="ct303624680"/> 04</text:p>
          </table:table-cell>
        </table:table-row>
        <table:table-row>
          <table:table-cell table:style-name="Tabela6.A4" office:value-type="string">
            <text:p text:style-name="P10"><text:change-start text:change-id="ct303624784"/>Editar Dados de outros usuários<text:change-end text:change-id="ct303624784"/></text:p>
          </table:table-cell>
          <table:table-cell table:style-name="Tabela6.A4" office:value-type="string">
            <text:p text:style-name="P10"><text:change-start text:change-id="ct303624888"/>Administradores alteram todos os dados, exceto e-mail e senha, de gerentes, revisores e catalogadores de sua instituição. Gerentes alteram todos os dados, exceto e-mail e senha, de <text:s/>revisores e catalogadores de sua instituição.<text:change-end text:change-id="ct303624888"/> No <text:soft-page-break/>caso em que o dado que se queira alterar é o nível de acesso do usuário, tanto Administrador quanto gerente devem nomear um outro usuário com mesmo nível de permissão para confirmar a operação, justificando a mudança. A mudança de nível de acesso ficará suspensa até aprovação ou até que acabe o prazo estipulado pelo requerente.</text:p>
          </table:table-cell>
          <table:table-cell table:style-name="Tabela6.C4" office:value-type="string">
            <text:p text:style-name="P8"><text:change-start text:change-id="ct303624992"/>CDU <text:change-end text:change-id="ct303624992"/>05</text:p>
          </table:table-cell>
        </table:table-row>
        <table:table-row>
          <table:table-cell table:style-name="Tabela6.A4" office:value-type="string">
            <text:p text:style-name="P8"><text:change-start text:change-id="ct303625096"/>Cadastramento de instituição<text:change-end text:change-id="ct303625096"/></text:p>
          </table:table-cell>
          <table:table-cell table:style-name="Tabela6.A4" office:value-type="string">
            <text:p text:style-name="P14"><text:change-start text:change-id="ct303625200"/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text:change-end text:change-id="ct303625200"/></text:p>
          </table:table-cell>
          <table:table-cell table:style-name="Tabela6.C4" office:value-type="string">
            <text:p text:style-name="P8"><text:change-start text:change-id="ct303625304"/>CDU 0<text:change-end text:change-id="ct303625304"/>6<text:change-start text:change-id="ct303625408"/></text:p>
            <text:p text:style-name="P8"><text:change-end text:change-id="ct303625408"/></text:p>
          </table:table-cell>
        </table:table-row>
        <table:table-row>
          <table:table-cell table:style-name="Tabela6.A4" office:value-type="string">
            <text:p text:style-name="P8"><text:change-start text:change-id="ct303625512"/>Exclusão de instituição<text:change-end text:change-id="ct303625512"/></text:p>
          </table:table-cell>
          <table:table-cell table:style-name="Tabela6.A4" office:value-type="string">
            <text:p text:style-name="P10"><text:change-start text:change-id="ct303625616"/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text:change-end text:change-id="ct303625616"/></text:p>
          </table:table-cell>
          <table:table-cell table:style-name="Tabela6.C4" office:value-type="string">
            <text:p text:style-name="P19"><text:change-start text:change-id="ct303625720"/>CDU <text:change-end text:change-id="ct303625720"/>07</text:p>
          </table:table-cell>
        </table:table-row>
        <table:table-row>
          <table:table-cell table:style-name="Tabela6.A4" office:value-type="string">
            <text:p text:style-name="P8"><text:change-start text:change-id="ct303625824"/>Login no sistema<text:change-end text:change-id="ct303625824"/></text:p>
          </table:table-cell>
          <table:table-cell table:style-name="Tabela6.A4" office:value-type="string">
            <text:p text:style-name="P10"><text:change-start text:change-id="ct303625928"/>Para entrar no sistema, o usuário (administrador, gerente, revisor, catalogador) deve colocar o seu e-mail cadastrado e sua senha, para entrar em seu nível de acesso.<text:change-end text:change-id="ct303625928"/></text:p>
          </table:table-cell>
          <table:table-cell table:style-name="Tabela6.C4" office:value-type="string">
            <text:p text:style-name="P8"><text:change-start text:change-id="ct303626032"/>CDU 0<text:change-end text:change-id="ct303626032"/>8</text:p>
          </table:table-cell>
        </table:table-row>
        <table:table-row>
          <table:table-cell table:style-name="Tabela6.A4" office:value-type="string">
            <text:p text:style-name="P8"><text:change-start text:change-id="ct303626136"/>Nova senha<text:change-end text:change-id="ct303626136"/></text:p>
          </table:table-cell>
          <table:table-cell table:style-name="Tabela6.A4" office:value-type="string">
            <text:p text:style-name="P10"><text:change-start text:change-id="ct303626240"/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text:change-end text:change-id="ct303626240"/></text:p>
          </table:table-cell>
          <table:table-cell table:style-name="Tabela6.C4" office:value-type="string">
            <text:p text:style-name="P8"><text:change-start text:change-id="ct303626344"/>CDU <text:change-end text:change-id="ct303626344"/>0<text:change-start text:change-id="ct303626448"/>9<text:change-end text:change-id="ct303626448"/></text:p>
          </table:table-cell>
        </table:table-row>
        <table:table-row>
          <table:table-cell table:style-name="Tabela6.A4" office:value-type="string">
            <text:p text:style-name="P8"><text:change-start text:change-id="ct303626552"/>Catalogação de bens<text:change-end text:change-id="ct303626552"/></text:p>
          </table:table-cell>
          <table:table-cell table:style-name="Tabela6.A4" office:value-type="string">
            <text:p text:style-name="P10"><text:change-start text:change-id="ct303626656"/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<text:change-end text:change-id="ct303626656"/> <text:change-start text:change-id="ct303626864"/>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<text:soft-page-break/>numeração para evitar controle manual e consistência dos dados no sistema. Além disso, é importante não confundir esse número com o código de localização do bem que o catalogador 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39340784" text:style-name="L3">
              <text:list-header>
                <text:p text:style-name="P37">- Considerar como validar dados offline – dificuldade do uso do sistema por fazendas que tem conexão problemática (Sistema futuro).</text:p>
                <text:p text:style-name="P37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text:change-end text:change-id="ct303626864"/></text:p>
          </table:table-cell>
          <table:table-cell table:style-name="Tabela6.C4" office:value-type="string">
            <text:p text:style-name="P8"><text:change-start text:change-id="ct303626968"/>CDU <text:change-end text:change-id="ct303626968"/>10<text:change-start text:change-id="ct303627072"/></text:p>
            <text:p text:style-name="P8"><text:change-end text:change-id="ct303627072"/></text:p>
          </table:table-cell>
        </table:table-row>
        <table:table-row>
          <table:table-cell table:style-name="Tabela6.A4" office:value-type="string">
            <text:p text:style-name="P10"><text:change-start text:change-id="ct303627176"/>Suportar mídias digitais e arquivos<text:change-end text:change-id="ct303627176"/></text:p>
          </table:table-cell>
          <table:table-cell table:style-name="Tabela6.A4" office:value-type="string">
            <text:p text:style-name="P10"><text:change-start text:change-id="ct303627280"/>Na catalogação é possível anexar mídias digitais (imagens, filmes, vídeos, etc) dos bens cadastrados e arquivos como documentos de aquisição, mapas, escrituras, fotografias.<text:change-end text:change-id="ct303627280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303627384"/>Descritor/Palavra-Chave<text:change-end text:change-id="ct303627384"/></text:p>
          </table:table-cell>
          <table:table-cell table:style-name="Tabela6.A4" office:value-type="string">
            <text:p text:style-name="P15"><text:change-start text:change-id="ct303627592"/>Para cada bem patrimonial podem ser associadas palavras que o caracterizam e s<text:span text:style-name="T12">ão usadas para sumarizar o bem. Exemplo: xícara, porcelana, império. </text:span></text:p>
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7">Importante:</text:p>
            <text:p text:style-name="P15">- Verificar o grupo 11 do PDI.</text:p>
            <text:list xml:id="list39331863" text:style-name="L4">
              <text:list-header>
                <text:p text:style-name="P36">- Sinônimo: livre escolha do catalogador.</text:p>
                <text:p text:style-name="P36"><text:span text:style-name="T6">- Revisor deve fazer as corretas associações entre as palavras-chaves novas e as existentes no sitema (Novo caso de uso deve ser criado para alertar essa necessidade).</text:span> <text:change-end text:change-id="ct303627592"/></text:p>
              </text:list-header>
            </text:list>
          </table:table-cell>
          <table:table-cell table:style-name="Tabela6.C4" office:value-type="string">
            <text:p text:style-name="P8">CDU 18</text:p>
          </table:table-cell>
        </table:table-row>
        <text:soft-page-break/>
        <table:table-row>
          <table:table-cell table:style-name="Tabela6.A4" office:value-type="string">
            <text:p text:style-name="P8"><text:change-start text:change-id="ct303627696"/>Campos obrigatórios<text:change-end text:change-id="ct303627696"/></text:p>
          </table:table-cell>
          <table:table-cell table:style-name="Tabela6.A4" office:value-type="string">
            <text:p text:style-name="P10"><text:change-start text:change-id="ct303627800"/>O sistema não permite a catalogação de um bem que não tenha o número de registro preenchido (número atribuido pela instituição ao bem), sendo este o único campo obrigatório.<text:change-end text:change-id="ct303627800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303627904"/>Visualizar bem patrimonial<text:change-end text:change-id="ct303627904"/></text:p>
          </table:table-cell>
          <table:table-cell table:style-name="Tabela6.A4" office:value-type="string">
            <text:p text:style-name="P10"><text:change-start text:change-id="ct303628008"/>O usuário (administrador, gerente, revisor, catalogador), após logar no sistema, pode visualizar/acessar todos os bens catalogados pertencentes a sua instituição.<text:change-end text:change-id="ct303628008"/></text:p>
          </table:table-cell>
          <table:table-cell table:style-name="Tabela6.C4" office:value-type="string">
            <text:p text:style-name="P8"><text:change-start text:change-id="ct303628112"/>CDU<text:change-end text:change-id="ct303628112"/> 11</text:p>
          </table:table-cell>
        </table:table-row>
        <table:table-row>
          <table:table-cell table:style-name="Tabela6.A4" office:value-type="string">
            <text:p text:style-name="P8"><text:change-start text:change-id="ct303628216"/>Excluir/editar bem patrimonial<text:change-end text:change-id="ct303628216"/></text:p>
          </table:table-cell>
          <table:table-cell table:style-name="Tabela6.A4" office:value-type="string">
            <text:p text:style-name="P10"><text:change-start text:change-id="ct303628320"/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text:change-end text:change-id="ct303628320"/></text:p>
          </table:table-cell>
          <table:table-cell table:style-name="Tabela6.C4" office:value-type="string">
            <text:p text:style-name="P8"><text:change-start text:change-id="ct303628424"/>CDU <text:change-end text:change-id="ct303628424"/>12(excluir)<text:change-start text:change-id="ct303628528"/></text:p>
            <text:p text:style-name="P8">CDU <text:change-end text:change-id="ct303628528"/>13(editar)</text:p>
          </table:table-cell>
        </table:table-row>
        <table:table-row>
          <table:table-cell table:style-name="Tabela6.A4" office:value-type="string">
            <text:p text:style-name="P8"><text:change-start text:change-id="ct303628632"/>Busca<text:change-end text:change-id="ct303628632"/></text:p>
          </table:table-cell>
          <table:table-cell table:style-name="Tabela6.A4" office:value-type="string">
            <text:p text:style-name="P8"><text:change-start text:change-id="ct303628736"/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text:change-end text:change-id="ct303628736"/></text:p>
          </table:table-cell>
          <table:table-cell table:style-name="Tabela6.C4" office:value-type="string">
            <text:p text:style-name="P8"><text:s/></text:p>
          </table:table-cell>
        </table:table-row>
        <table:table-row>
          <table:table-cell table:style-name="Tabela6.A4" office:value-type="string">
            <text:p text:style-name="P8"><text:change-start text:change-id="ct303628840"/>Busca<text:change-end text:change-id="ct303628840"/></text:p>
          </table:table-cell>
          <table:table-cell table:style-name="Tabela6.A4" office:value-type="string">
            <text:p text:style-name="P10"><text:change-start text:change-id="ct303628944"/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text:change-end text:change-id="ct303628944"/></text:p>
          </table:table-cell>
          <table:table-cell table:style-name="Tabela6.C4" office:value-type="string">
            <text:p text:style-name="P8">CDU 14</text:p>
            <text:p text:style-name="P8">CDU 15</text:p>
          </table:table-cell>
        </table:table-row>
        <table:table-row>
          <table:table-cell table:style-name="Tabela6.A4" office:value-type="string">
            <text:p text:style-name="P8"><text:change-start text:change-id="ct303629048"/>Nova busca<text:change-end text:change-id="ct303629048"/></text:p>
          </table:table-cell>
          <table:table-cell table:style-name="Tabela6.A4" office:value-type="string">
            <text:p text:style-name="P10"><text:change-start text:change-id="ct303629152"/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text:change-end text:change-id="ct303629152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303629256"/>Resultados<text:change-end text:change-id="ct303629256"/></text:p>
          </table:table-cell>
          <table:table-cell table:style-name="Tabela6.A4" office:value-type="string">
            <text:p text:style-name="P10"><text:change-start text:change-id="ct303629360"/>Caso encontrada a busca, o sistema exibe exatamente os bens pedidos pelo usuário, caso contrário, o sistema lista bens com títulos/assuntos semelhantes.</text:p>
            <text:p text:style-name="P10"><text:s text:c="2"/>Ex.: Caso a busca por São Luiz falhe, serão impressos resultados semânticamente semelhantes como São Carlos, São Paulo.<text:change-end text:change-id="ct303629360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303629464"/>Usuários Inativos<text:change-end text:change-id="ct303629464"/></text:p>
          </table:table-cell>
          <table:table-cell table:style-name="Tabela6.A4" office:value-type="string">
            <text:p text:style-name="P10"><text:change-start text:change-id="ct303629568"/>Fica a cargo do gerente analisar os usuários de sua instituição que se encontram inativos e transferir as responsabilidades desses usuários <text:soft-page-break/>para outros que estejam ativos.<text:change-end text:change-id="ct303629568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303629672"/>Gerar relatórios<text:change-end text:change-id="ct303629672"/></text:p>
          </table:table-cell>
          <table:table-cell table:style-name="Tabela6.A4" office:value-type="string">
            <text:p text:style-name="P10"><text:change-start text:change-id="ct303629776"/>O gerente do sistema pode gerar relatórios do sistema, bens que foram catalogados, usuários que foram cadastrados,etc.<text:change-end text:change-id="ct303629776"/></text:p>
          </table:table-cell>
          <table:table-cell table:style-name="Tabela6.C4" office:value-type="string">
            <text:p text:style-name="P10"><text:change-start text:change-id="ct303629880"/>CDU <text:change-end text:change-id="ct303629880"/>16</text:p>
          </table:table-cell>
        </table:table-row>
        <table:table-row>
          <table:table-cell table:style-name="Tabela6.A4" office:value-type="string">
            <text:p text:style-name="P8"><text:change-start text:change-id="ct303629984"/>Revisar Bens Patrimoniais<text:change-end text:change-id="ct303629984"/></text:p>
          </table:table-cell>
          <table:table-cell table:style-name="Tabela6.A4" office:value-type="string">
            <text:p text:style-name="P10"><text:change-start text:change-id="ct303630088"/>Os bens patrimoniais devem ser revisados para que estejam disponíveis para o usuário comum. Será armazenado o usuário revisor deste ben patrimonial e a data que a revisão foi realizada. Se o bem patrimonial for editado em algum momento, deverá ser revisado novamente.<text:change-end text:change-id="ct303630088"/></text:p>
          </table:table-cell>
          <table:table-cell table:style-name="Tabela6.C4" office:value-type="string">
            <text:p text:style-name="P8"><text:change-start text:change-id="ct303630192"/>CDU <text:change-end text:change-id="ct303630192"/>17</text:p>
          </table:table-cell>
        </table:table-row>
        <table:table-row>
          <table:table-cell table:style-name="Tabela6.C1" office:value-type="string">
            <text:p text:style-name="P8"><text:change-start text:change-id="ct303630296"/>Explicação do proj<text:bookmark-start text:name="_GoBack"/>eto<text:bookmark-end text:name="_GoBack"/><text:change-end text:change-id="ct303630296"/></text:p>
          </table:table-cell>
          <table:table-cell table:style-name="Tabela6.C1" office:value-type="string">
            <text:p text:style-name="P10"><text:change-start text:change-id="ct303630400"/>Na página inicial do sistema existe um ícone “Sobre o projeto memória virtual”, no qual encontra-se explicações sobre o que é o sistema e como surgiu.<text:change-end text:change-id="ct303630400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<text:change-start text:change-id="ct303630504"/>Acesso direto a URLs autenticadas<text:change-end text:change-id="ct303630504"/></text:p>
          </table:table-cell>
          <table:table-cell table:style-name="Tabela6.C1" office:value-type="string">
            <text:p text:style-name="P8"><text:change-start text:change-id="ct303630608"/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text:change-end text:change-id="ct303630608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4" office:value-type="string">
            <text:p text:style-name="P10">Permitir cadastro de autores</text:p>
          </table:table-cell>
          <table:table-cell table:style-name="Tabela6.C4" office:value-type="string">
            <text:p text:style-name="P8">Os bens patrimoniais devem possuir um ou mais autores que foram responsáveis pela produção/construção daquele item. Nem sempre é possível identificar ou discriminar um autor para um bem patrimonial, neste caso, o bem patrimonial fica sem autor. Verificar o PDI para saber as informações necessárias para cadastro de autores. Identificação da autoria deve ser escrita na forma direta, por extenso, de acordo com o documento ou a fonte de pesquisa.</text:p>
          </table:table-cell>
          <table:table-cell table:style-name="Tabela6.C4" office:value-type="string">
            <text:p text:style-name="P10">CDU 022</text:p>
            <text:p text:style-name="P10">CDU 020</text:p>
            <text:p text:style-name="P10">CDU 021</text:p>
            <text:p text:style-name="P10"/>
          </table:table-cell>
        </table:table-row>
      </table:table>
      <text:h text:style-name="Heading_20_1" text:outline-level="1"><text:change text:change-id="ct303630712"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1cm" fo:margin-left="0.079cm" table:align="left"/>
    </style:style>
    <style:style style:name="Tabela1.A" style:family="table-column">
      <style:table-column-properties style:column-width="1.764cm"/>
    </style:style>
    <style:style style:name="Tabela1.B" style:family="table-column">
      <style:table-column-properties style:column-width="10.354cm"/>
    </style:style>
    <style:style style:name="Tabela1.C" style:family="table-column">
      <style:table-column-properties style:column-width="4.392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2-02-14T19:29:10.95">2012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301</meta:generator>
    <dc:title>Vision</dc:title>
    <dc:subject>&lt;Project Name&gt;</dc:subject>
    <meta:initial-creator>Thiago Bianchi</meta:initial-creator>
    <meta:creation-date>2011-03-23T18:49:00Z</meta:creation-date>
    <dc:date>2012-02-14T19:29:10.42</dc:date>
    <meta:print-date>2001-03-15T14:26:00Z</meta:print-date>
    <meta:editing-cycles>69</meta:editing-cycles>
    <meta:editing-duration>PT9H46M36S</meta:editing-duration>
    <meta:document-statistic meta:table-count="9" meta:image-count="1" meta:object-count="0" meta:page-count="6" meta:paragraph-count="245" meta:word-count="3697" meta:character-count="23233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